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86">
            <text:p>86</text:p>
          </table:table-cell>
          <table:table-cell table:style-name="ce150" table:formula="of:=COUNTIF([.L$7:.L$732];[.$J2])" office:value-type="float" office:value="86">
            <text:p>86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8">
            <text:p>8</text:p>
          </table:table-cell>
          <table:table-cell table:style-name="ce150" table:formula="of:=COUNTIF([.L$7:.L$732];[.$J3])" office:value-type="float" office:value="8">
            <text:p>8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1">
            <text:p>1</text:p>
          </table:table-cell>
          <table:table-cell table:style-name="ce150" table:formula="of:=COUNTIF([.L$7:.L$732];[.$J5])" office:value-type="float" office:value="1">
            <text:p>1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application on Mobile Device</text:span></text:p>
            <text:p><text:span text:style-name="T6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error message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shows “Loading...” then </text:span><text:span text:style-name="T15">the Activity 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progress finished, exit the </text:span><text:span text:style-name="T5">app (touch on physical 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40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News</text:span></text:p>
            <text:p><text:span text:style-name="T8">- Touch on Settings button and 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Document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application on mobile</text:span></text:p>
            <text:p><text:span text:style-name="T8">- Login and go to Apps</text:span></text:p>
            <text:p><text:span text:style-name="T8">- Touch on Settings 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applications</text:span></text:p>
            <text:p><text:span text:style-name="T14">- 1st : Current user avatar and full name </text:span><text:span text:style-name="T14">will be shown 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<text:span text:style-name="T12">- All tab names have Gadgets will be </text:span><text:span text:style-name="T12">displayed </text:span></text:p>
            <text:p><text:span text:style-name="T12">- The empty tabs 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680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into tabs on PLF 3.0 </text:span><text:span text:style-name="T5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680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5">- Touch on Gadget 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some gadget into </text:span><text:span text:style-name="T5">dashboard tabs or delete some existed </text:span><text:span text:style-name="T5">gadgets via browser</text:span></text:p>
            <text:p><text:span text:style-name="T9">- Start the application on mobile device </text:span></text:p>
            <text:p><text:span text:style-name="T5">- Sign out &amp; Sign in again or exit </text:span><text:span text:style-name="T5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8"/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ashboard] 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8" office:value-type="string">
            <text:p><text:a xlink:href="https://jira.exoplatform.org/browse/TESTVN-5681">TESTVN-568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] 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indicator will show on the </text:span><text:span text:style-name="T5">navigation bar to indicate that items in the </text:span><text:span text:style-name="T5">folder are in the loading progress.</text:span></text:p>
            <text:p><text:span text:style-name="T5">- After loading progress finishes, items in </text:span><text:span text:style-name="T5">this folder will be showed.</text:span></text:p>
            <text:p><text:span text:style-name="T5">- Folder items will be showed with folder </text:span><text:span text:style-name="T5">icon.</text:span></text:p>
            <text:p><text:span text:style-name="T5">- File items will be showed with icon </text:span><text:span text:style-name="T5">suitable with file 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Add] button</text:span></text:p>
          </table:table-cell>
          <table:table-cell table:style-name="ce137" office:value-type="string">
            <text:p><text:span text:style-name="T5">- Come back to 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do not </text:span><text:span text:style-name="T5">input data</text:span></text:p>
            <text:p><text:span text:style-name="T5">- Touch on 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message the characters do not </text:span><text:span text:style-name="T13">allowed </text:span></text:p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</text:span></text:p>
            <text:p><text:span text:style-name="T5">- Touch on [Create Folder] button, input </text:span><text:span text:style-name="T5">valid data</text:span></text:p>
            <text:p><text:span text:style-name="T5">- Touch on [Cancel] 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OK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9" office:value-type="string">
            <text:p><text:a xlink:href="https://jira.exoplatform.org/browse/TESTVN-5713">TESTVN-5713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do not input name</text:span></text:p>
            <text:p><text:span text:style-name="T5">- Touch on 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older</text:span></text:p>
            <text:p><text:span text:style-name="T5">- Select Rename item, input valid name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5">- Come back to 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any item in folder list</text:span></text:p>
            <text:p><text:span text:style-name="T12">- Sweep screen to 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2">TESTVN-5712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is affect, it has enable. </text:span><text:span text:style-name="T14">If it doesn't 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</text:span><text:span text:style-name="T5">File/Folder and select [Delete] 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TESTVN-5717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4">TESTVN-5714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Documents] application on </text:span><text:span text:style-name="T5">Home page</text:span></text:p>
            <text:p><text:span text:style-name="T5">- Touch on the actions button on any File </text:span><text:span text:style-name="T5">and <text:s/>select [Move] action on it.</text:span></text:p>
            <text:p><text:span text:style-name="T5">- then touch on action button of another </text:span><text:span text:style-name="T5">folder and select [Paste] 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8" office:value-type="string">
            <text:p><text:a xlink:href="https://jira.exoplatform.org/browse/TESTVN-5714">TESTVN-5714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application on mobile device</text:span></text:p>
            <text:p><text:span text:style-name="T13">- Sign In with valid User name/Password</text:span></text:p>
            <text:p><text:span text:style-name="T13">- Touch on any post has no liker in activity </text:span><text:span text:style-name="T13">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Send] 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Take a Photo] button</text:span></text:p>
            <text:p><text:span text:style-name="T5">- Touch on [Done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Touch on [Send] button</text:span></text:p>
            <text:p><text:span text:style-name="T5">- Touch on [Refresh] icon on the top-right</text:span></text:p>
          </table:table-cell>
          <table:table-cell table:style-name="ce137" office:value-type="string">
            <text:p><text:span text:style-name="T5">- Back to activities stream page</text:span></text:p>
            <text:p><text:span text:style-name="T5">- This post will be 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Do not anything</text:span></text:p>
            <text:p><text:span text:style-name="T5">- Touch on [Send] 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14">- Touch on [Camera] icon on the top-right</text:span></text:p>
            <text:p><text:span text:style-name="T14">- Touch on [Take a Photo] button</text:span></text:p>
            <text:p><text:span text:style-name="T14">- Touch on [Done] button</text:span></text:p>
            <text:p><text:span text:style-name="T14">- After that, take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</text:span></text:p>
            <text:p><text:span text:style-name="T5">- Touch on [Camera] icon on the top-right</text:span></text:p>
            <text:p><text:span text:style-name="T5">- Touch on [Photo Library] button</text:span></text:p>
            <text:p><text:span text:style-name="T5">- Select a photo, touch on [OK] button</text:span></text:p>
            <text:p><text:span text:style-name="T5">- After that, select 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Post] icon on the top-right, </text:span><text:span text:style-name="T5">input Something</text:span></text:p>
            <text:p><text:span text:style-name="T5">- Touch on [Cancel] button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Like] icon of any post</text:span></text:p>
            <text:p><text:span text:style-name="T5">- After that touch on 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will be shown with </text:span><text:span text:style-name="T5">comment and Like 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Do not input anything, 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application on mobile device </text:span></text:p>
            <text:p><text:span text:style-name="T5">- Sign In with valid User name/Password</text:span></text:p>
            <text:p><text:span text:style-name="T5">- Touch on [News] application on Home </text:span><text:span text:style-name="T5">page</text:span></text:p>
            <text:p><text:span text:style-name="T5">- Touch on [Comment] icon of any post</text:span></text:p>
            <text:p><text:span text:style-name="T5">- Input something, touch on button 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9" office:value-type="string">
            <text:p><text:a xlink:href="https://jira.exoplatform.org/browse/TESTVN-5710">TESTVN-5710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office:value-type="string">
            <text:p>Update test case: private folder will be hidden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office:value-type="string">
            <text:p>Update test case: private folder will be shown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user name and </text:span><text:span text:style-name="T13">password</text:span></text:p>
            <text:p><text:span text:style-name="T13">- Go to [Settings]</text:span></text:p>
            <text:p><text:span text:style-name="T13">- Setting [Remember my filter] is OFF</text:span></text:p>
            <text:p><text:span text:style-name="T13">- Touch on [Done] button</text:span></text:p>
            <text:p><text:span text:style-name="T13">- Sign In with valid User name/Password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Sign out to application</text:span></text:p>
            <text:p><text:span text:style-name="T13">- Sign In with 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User name/Password </text:span></text:p>
            <text:p><text:span text:style-name="T13">- Touch on [Settings]</text:span></text:p>
            <text:p><text:span text:style-name="T13">- Setting [Remember my filter] is ON</text:span></text:p>
            <text:p><text:span text:style-name="T13">- Touch on [Done] button</text:span></text:p>
            <text:p><text:span text:style-name="T13">- Touch on [News]</text:span></text:p>
            <text:p><text:span text:style-name="T13">- Touch on [My Status] </text:span></text:p>
            <text:p><text:span text:style-name="T13">- Touch on [Home] button of device</text:span></text:p>
            <text:p><text:span text:style-name="T13">- Kill exo application process</text:span></text:p>
            <text:p><text:span text:style-name="T13">- Start application again</text:span></text:p>
            <text:p><text:span text:style-name="T13">- Sign In with valid User name/Password </text:span><text:span text:style-name="T13">again</text:span></text:p>
          </table:table-cell>
          <table:table-cell table:style-name="ce133" office:value-type="string">
            <text:p><text:span text:style-name="T13">- My Status tabs will be highlight after re-</text:span><text:span text:style-name="T13">login</text:span></text:p>
            <text:p><text:span text:style-name="T13">- 100 activities belong to My 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N/A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9/14/2012</text:date>, <text:time>10:3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4T10:31:12</dc:date>
    <meta:editing-cycles>362</meta:editing-cycles>
    <meta:editing-duration>P4DT1H18M10S</meta:editing-duration>
    <dc:creator>exoplatform </dc:creator>
    <meta:document-statistic meta:table-count="4" meta:cell-count="2021" meta:object-count="1"/>
    <meta:user-defined meta:name="Info 1"/>
    <meta:user-defined meta:name="Info 2"/>
    <meta:user-defined meta:name="Info 3"/>
    <meta:user-defined meta:name="Info 4"/>
  </office:meta>
</office:document-meta>
</file>